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LocalImpl.put( String name , Scriptable star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Local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Impl.has( int index , Scriptable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LocalImpl.get( int index , Scriptable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LocalImpl.delete( int ind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LocalImpl.PageLocal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Impl.put( int index , Scriptable start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LocalImpl.getDefaultValue( Class hi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LocalImpl.has( String name , Scriptable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LocalImpl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Impl.setPageLocalScope( PageLocalScope 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LocalImpl.get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geLocalImpl.dele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LocalImpl.get( String name , Scriptable st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